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8" style:family="table-row">
      <style:table-row-properties style:min-row-height="0.783cm" style:keep-together="true" fo:keep-together="auto"/>
    </style:style>
    <style:style style:name="P1" style:family="paragraph" style:parent-style-name="Standard">
      <style:paragraph-properties fo:margin-top="0cm" fo:margin-bottom="0.353cm" fo:text-align="center" style:justify-single-word="false"/>
    </style:style>
    <style:style style:name="P2" style:family="paragraph" style:parent-style-name="Standard">
      <style:paragraph-properties fo:margin-top="0cm" fo:margin-bottom="0cm" fo:line-height="100%" style:snap-to-layout-gri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5"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7" style:family="paragraph" style:parent-style-name="Standard">
      <style:paragraph-properties fo:margin-top="0cm" fo:margin-bottom="0cm" fo:line-height="100%" style:snap-to-layout-grid="false"/>
      <style:text-properties fo:font-size="10pt" style:font-size-asian="10pt" style:font-size-complex="10pt"/>
    </style:style>
    <style:style style:name="P8" style:family="paragraph" style:parent-style-name="Standard">
      <style:paragraph-properties fo:margin-top="0cm" fo:margin-bottom="0cm" style:line-height-at-least="0.176cm" fo:text-align="center" style:justify-single-word="false" style:snap-to-layout-grid="false"/>
      <style:text-properties fo:font-size="10pt" fo:font-weight="bold" style:font-size-asian="10pt" style:font-weight-asian="bold" style:font-size-complex="10pt"/>
    </style:style>
    <style:style style:name="P9"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2" style:family="paragraph" style:parent-style-name="Standard">
      <style:paragraph-properties fo:margin-left="1.27cm" fo:margin-right="0cm" fo:margin-top="0cm" fo:margin-bottom="0cm" style:line-height-at-least="0.176cm" fo:text-align="center" style:justify-single-word="false" fo:text-indent="0cm" style:auto-text-indent="false" style:snap-to-layout-gri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ums</text:p>
          </table:table-cell>
          <table:table-cell table:style-name="Table1.B1" office:value-type="string">
            <text:p text:style-name="P4">Tēma</text:p>
          </table:table-cell>
          <table:table-cell table:style-name="Table1.B1" office:value-type="string">
            <text:p text:style-name="P4">St.sk.</text:p>
          </table:table-cell>
          <table:table-cell table:style-name="Table1.B1" office:value-type="string">
            <text:p text:style-name="P4">Paraksts</text:p>
          </table:table-cell>
          <table:table-cell table:style-name="Table1.E1" office:value-type="string">
            <text:p text:style-name="P4">Uzvārds</text:p>
          </table:table-cell>
        </table:table-row>
        <table:table-row table:style-name="Table1.1">
          <table:table-cell table:style-name="Table1.A2" office:value-type="string">
            <text:p text:style-name="P8"><text:text-input text:description="">${group.lectures[0].date?string("dd.MM.yy")}</text:text-input></text:p>
          </table:table-cell>
          <table:table-cell table:style-name="Table1.B2" office:value-type="string">
            <text:p text:style-name="P2"><text:span text:style-name="T2">CEĻU SATIKSMI REGLAMENTĒJOŠIE NORMATĪVIE AKTI</text:span><text:span text:style-name="T1"> </text:span></text:p>
            <text:p text:style-name="P5">Ceļu satiksmi regulējošo normatīvo aktu sistēma.</text:p>
            <text:p text:style-name="P5">Vadītāja atbildība par ceļu satiksmi reglamentējošo normatīvo aktu pārkāpumiem.</text:p>
          </table:table-cell>
          <table:table-cell table:style-name="Table1.B2" office:value-type="string">
            <text:p text:style-name="P11"/>
            <text:p text:style-name="P10">2</text:p>
            <text:p text:style-name="P10">2</text:p>
          </table:table-cell>
          <table:table-cell table:style-name="Table1.B2" office:value-type="string">
            <text:p text:style-name="P7"/>
          </table:table-cell>
          <table:table-cell table:style-name="Table1.E2"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1].date?string("dd.MM.yy")}</text:text-input></text:p>
          </table:table-cell>
          <table:table-cell table:style-name="Table1.B3" office:value-type="string">
            <text:p text:style-name="P6">Vispārīgie jautājumi. Gājēju un pasažieru pienākumi.Vadītāju pienākumi. Vadītāju pienākumi īpašos gadījumos.</text:p>
            <text:p text:style-name="P5">Kravas un pasažieru pārvadāšana.</text:p>
          </table:table-cell>
          <table:table-cell table:style-name="Table1.B3" office:value-type="string">
            <text:p text:style-name="P11">3</text:p>
            <text:p text:style-name="P10">1</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2].date?string("dd.MM.yy")}</text:text-input></text:p>
          </table:table-cell>
          <table:table-cell table:style-name="Table1.B3" office:value-type="string">
            <text:p text:style-name="P7">Ceļa zīmes un ceļa apzīmējumi.</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3].date?string("dd.MM.yy")}</text:text-input></text:p>
          </table:table-cell>
          <table:table-cell table:style-name="Table1.B3" office:value-type="string">
            <text:p text:style-name="P7">Ceļa zīmes un ceļa apzīmējumi.</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4].date?string("dd.MM.yy")}</text:text-input></text:p>
          </table:table-cell>
          <table:table-cell table:style-name="Table1.B3" office:value-type="string">
            <text:p text:style-name="P7">Ceļa zīmes un ceļa apzīmējumi</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5].date?string("dd.MM.yy")}</text:text-input></text:p>
          </table:table-cell>
          <table:table-cell table:style-name="Table1.B3" office:value-type="string">
            <text:p text:style-name="P6">Transportlīdzekļu braukšanas, manevrēšanas, apstāšanās un stāvēšanas kārtība.</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8">
          <table:table-cell table:style-name="Table1.A3" office:value-type="string">
            <text:p text:style-name="P8"><text:text-input text:description="">${group.lectures[6].date?string("dd.MM.yy")}</text:text-input></text:p>
          </table:table-cell>
          <table:table-cell table:style-name="Table1.B3" office:value-type="string">
            <text:p text:style-name="P7">Transportlīdzekļu braukšanas, manevrēšanas, apstāšanās un stāvēšanas kārtība.</text:p>
            <text:p text:style-name="P3">Ceļu satiksmes regulēšana</text:p>
          </table:table-cell>
          <table:table-cell table:style-name="Table1.B3" office:value-type="string">
            <text:p text:style-name="P11">2</text:p>
            <text:p text:style-name="P10">2</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7].date?string("dd.MM.yy")}</text:text-input><text:soft-page-break/></text:p>
          </table:table-cell>
          <table:table-cell table:style-name="Table1.B3" office:value-type="string">
            <text:p text:style-name="P7">Krustojumu pārbraukšana.</text:p>
            <text:p text:style-name="P5"><text:soft-page-break/>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1">3</text:p>
            <text:p text:style-name="P10"><text:soft-page-break/>1</text:p>
          </table:table-cell>
          <table:table-cell table:style-name="Table1.B3" office:value-type="string">
            <text:p text:style-name="P7"/>
          </table:table-cell>
          <table:table-cell table:style-name="Table1.E3" office:value-type="string">
            <text:p text:style-name="P12"><text:text-input text:description="">${group.rulesTeacher}</text:text-input><text:soft-page-break/></text:p>
          </table:table-cell>
        </table:table-row>
        <table:table-row table:style-name="Table1.1">
          <table:table-cell table:style-name="Table1.A3" office:value-type="string">
            <text:p text:style-name="P8"><text:text-input text:description="">${group.lectures[8].date?string("dd.MM.yy")}</text:text-input></text:p>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9].date?string("dd.MM.yy")}</text:text-input></text:p>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ext:p text:style-name="P3">Transportlīdzekļu tehniskais stāvoklis un iekārtojums.</text:p>
          </table:table-cell>
          <table:table-cell table:style-name="Table1.B3" office:value-type="string">
            <text:p text:style-name="P11">2</text:p>
            <text:p text:style-name="P10"/>
            <text:p text:style-name="P10"/>
            <text:p text:style-name="P10">2</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10].date?string("dd.MM.yy")}</text:text-input></text:p>
          </table:table-cell>
          <table:table-cell table:style-name="Table1.B3" office:value-type="string">
            <text:p text:style-name="P7">Transportlīdzekļu reģistrācija, numura zīmes un pazīšanas zīmes.</text:p>
            <text:p text:style-name="P9">CEĻU SATIKSMES DROŠĪBA</text:p>
            <text:p text:style-name="P3">Transportlīdzekļa vadītāja sagatavošanās braukšanas uzsākšanai.</text:p>
            <text:p text:style-name="P3">Spēki, kas darbojas uz automobili. Slīdes.</text:p>
          </table:table-cell>
          <table:table-cell table:style-name="Table1.B3" office:value-type="string">
            <text:p text:style-name="P11">2</text:p>
            <text:p text:style-name="P10"/>
            <text:p text:style-name="P10">1</text:p>
            <text:p text:style-name="P10">1</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11].date?string("dd.MM.yy")}</text:text-input></text:p>
          </table:table-cell>
          <table:table-cell table:style-name="Table1.B3" office:value-type="string">
            <text:p text:style-name="P7">Distance un intervāls. Apstāšanās un bremzēšanas ceļš. Akvaplanēšana. Apdzīšana</text:p>
            <text:p text:style-name="P3">Transportlīdzekļu vadīšana diennakts tumšajā laikā. Transportlīdzekļu vadīšana dažādos ceļa apstākļos un dažādās satiksmes situācijās. Transportlīdzekļu ekonomiska vadīšana</text:p>
          </table:table-cell>
          <table:table-cell table:style-name="Table1.B3" office:value-type="string">
            <text:p text:style-name="P11">2</text:p>
            <text:p text:style-name="P10">2</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12].date?string("dd.MM.yy")}</text:text-input></text:p>
          </table:table-cell>
          <table:table-cell table:style-name="Table1.B3" office:value-type="string">
            <text:p text:style-name="P7">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row table:style-name="Table1.1">
          <table:table-cell table:style-name="Table1.A3" office:value-type="string">
            <text:p text:style-name="P8"><text:text-input text:description="">${group.lectures[13].date?string("dd.MM.yy")}</text:text-input></text:p>
          </table:table-cell>
          <table:table-cell table:style-name="Table1.B3" office:value-type="string">
            <text:p text:style-name="P7">Alkoholisko dzērienu, psihotropo vielu un medikamentu lietošanas ietekme uz satiksmes drošību</text:p>
            <text:p text:style-name="P9">TRANSPORTLĪDZEKĻU UZBŪVES UN EKSPLUATĀCIJAS PAMATI</text:p>
            <text:p text:style-name="P3">Vieglo automobiļu vispārīgā uzbūve</text:p>
            <text:p text:style-name="P3">Vieglo automobiļu tehniskā apkope</text:p>
          </table:table-cell>
          <table:table-cell table:style-name="Table1.B3" office:value-type="string">
            <text:p text:style-name="P11">1</text:p>
            <text:p text:style-name="P10"/>
            <text:p text:style-name="P10">1</text:p>
            <text:p text:style-name="P10">1</text:p>
          </table:table-cell>
          <table:table-cell table:style-name="Table1.B3" office:value-type="string">
            <text:p text:style-name="P7"/>
          </table:table-cell>
          <table:table-cell table:style-name="Table1.E3" office:value-type="string">
            <text:p text:style-name="P12"><text:text-input text:description="">${group.rulesTeacher}</text:text-inpu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1T14:36:00</meta:creation-date>
    <dc:creator>Anna Runge</dc:creator>
    <dc:date>2013-03-25T18:13:00</dc:date>
    <meta:print-date>2013-03-25T17:12:00</meta:print-date>
    <meta:editing-cycles>4</meta:editing-cycles>
    <meta:editing-duration>PT5M</meta:editing-duration>
    <meta:document-statistic meta:table-count="1" meta:image-count="0" meta:object-count="0" meta:page-count="2" meta:paragraph-count="84" meta:word-count="318" meta:character-count="3379"/>
    <meta:generator>OpenOffice.org/3.3$Win32 OpenOffice.org_project/330m20$Build-9567</meta:generator>
  </office:meta>
</office:document-meta>
</file>